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cc1" officeooo:paragraph-rsid="000f7cc1"/>
    </style:style>
    <style:style style:name="P2" style:family="paragraph" style:parent-style-name="Standard">
      <style:text-properties officeooo:rsid="00250641" officeooo:paragraph-rsid="00250641"/>
    </style:style>
    <style:style style:name="P3" style:family="paragraph" style:parent-style-name="Standard">
      <style:text-properties officeooo:rsid="00250641" officeooo:paragraph-rsid="002506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tb_clientes (</text:p>
      <text:p text:style-name="P1"><text:s text:c="2"/>id_codcli numeric(10) not null,</text:p>
      <text:p text:style-name="P1"><text:s text:c="2"/>id_numpedi numeric(10)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 text:c="2"/>ds_cep numeric(9) not null,</text:p>
      <text:p text:style-name="P1"><text:s text:c="2"/>ds_email varchar2(100) not null unique,</text:p>
      <text:p text:style-name="P1"><text:s text:c="2"/>ie_sexo char(1) check(ie_sexo in ('M', 'F', 'O')),</text:p>
      <text:p text:style-name="P1"><text:s text:c="2"/>constraint tb_clientes_id_codcli_pk primary key(id_codcli)</text:p>
      <text:p text:style-name="P1">)</text:p>
      <text:p text:style-name="P1"/>
      <text:p text:style-name="P1">create table tb_pedidos (</text:p>
      <text:p text:style-name="P1"><text:s text:c="2"/>id_numpedi numeric(10) not null,</text:p>
      <text:p text:style-name="P1"><text:s text:c="2"/>id_codcli numeric(10) not null,</text:p>
      <text:p text:style-name="P1"><text:s text:c="2"/>dt_datapedi date,</text:p>
      <text:p text:style-name="P1"><text:s text:c="2"/>vl_valototpedi numeric(12,2) check(vl_valototpedi&gt;0),</text:p>
      <text:p text:style-name="P1"><text:s text:c="2"/>constraint tb_pedidos_id_numpedi_pk primary key(id_numpedi),</text:p>
      <text:p text:style-name="P1"><text:s text:c="2"/>constraint tb_pedidos_id_codcli_fk foreign key(id_codcli) references tb_clientes(id_codcli)</text:p>
      <text:p text:style-name="P1">)</text:p>
      <text:p text:style-name="P1"/>
      <text:p text:style-name="P1">alter table tb_clientes add constraint tb_clientes_id_numpedi_fk foreign key(id_numpedi) references tb_pedidos(id_numpedi)</text:p>
      <text:p text:style-name="P1"/>
      <text:p text:style-name="P1">create table tb_itenspedido (</text:p>
      <text:p text:style-name="P1"><text:s text:c="2"/>id_itens numeric(10) not null,</text:p>
      <text:p text:style-name="P1"><text:s text:c="2"/>vl_valoritem numeric(10,2) not null check(vl_valoritem&gt;0),</text:p>
      <text:p text:style-name="P1"><text:s text:c="2"/>id_numpedi numeric(10) not null,</text:p>
      <text:p text:style-name="P1"><text:s text:c="2"/>id_codprod numeric(10) not null,</text:p>
      <text:p text:style-name="P1"><text:s text:c="2"/>constraint tb_itens_pedido_id_itens_pk primary key(id_itens),</text:p>
      <text:p text:style-name="P1"><text:s text:c="2"/>constraint tb_itens_pedido_id_numpedi_fk foreign key(id_numpedi) references tb_pedidos(id_numpedi)</text:p>
      <text:p text:style-name="P1">)</text:p>
      <text:p text:style-name="P1"/>
      <text:p text:style-name="P1">create table tb_produtos (</text:p>
      <text:p text:style-name="P1"><text:s text:c="2"/>id_codprod numeric(10) not null,</text:p>
      <text:p text:style-name="P1"><text:s text:c="2"/>id_itens numeric(10),</text:p>
      <text:p text:style-name="P1"><text:s text:c="2"/>ds_descprod varchar2(80) not null unique,</text:p>
      <text:p text:style-name="P1"><text:s text:c="2"/>vl_preco numeric(10,2) check(vl_preco&gt;0),</text:p>
      <text:p text:style-name="P1"><text:s text:c="2"/>vl_qtde_estoque numeric(5),</text:p>
      <text:p text:style-name="P1"><text:s text:c="2"/>constraint tb_produtos_id_codprod_pk primary key(id_codprod),</text:p>
      <text:p text:style-name="P1"><text:s text:c="2"/>constraint tb_produtos_id_itens_fk foreign key(id_itens) references tb_itenspedido(id_itens)</text:p>
      <text:p text:style-name="P1">)</text:p>
      <text:p text:style-name="P1"/>
      <text:p text:style-name="P1">alter table tb_itenspedido add constraint tb_itens_pedido_id_codprod_fk foreign key(id_codprod) references tb_produtos(id_codprod)</text:p>
      <text:p text:style-name="P1"/>
      <text:p text:style-name="P1">create sequence sq_id_codcli start with 1000 increment by 1 nocache nocycle</text:p>
      <text:p text:style-name="P1"/>
      <text:p text:style-name="P1">insert into tb_clientes(id_codcli, nm_nmcli, ds_ende, ds_cida, ie_uf, ds_cep, ds_email, ie_sexo)</text:p>
      <text:p text:style-name="P1"><text:soft-page-break/>values(sq_id_codcli.nextval, 'Rita Reis', 'Rua AAA,321', 'São Paulo', 'SP', 11111111, 'rl@abc.com.br', 'F')</text:p>
      <text:p text:style-name="P1"/>
      <text:p text:style-name="P1">insert into tb_clientes(id_codcli, nm_nmcli, ds_ende, ds_cida, ie_uf, ds_cep, ds_email, ie_sexo)</text:p>
      <text:p text:style-name="P1">values(sq_id_codcli.nextval, 'Ana Lemos', 'Rua ABC, 222', 'São Paulo', 'SP', 22222222, 'al@abc.com.br', 'F')</text:p>
      <text:p text:style-name="P1"/>
      <text:p text:style-name="P1">insert into tb_clientes(id_codcli, nm_nmcli, ds_ende, ds_cida, ie_uf, ds_cep, ds_email, ie_sexo)</text:p>
      <text:p text:style-name="P1">values(sq_id_codcli.nextval, 'Patrick Santos', 'Rua ABB, 22', 'São Paulo', 'SP', 33333333, 'ps@abb.com.br', 'F')</text:p>
      <text:p text:style-name="P1"/>
      <text:p text:style-name="P1">insert into tb_clientes(id_codcli, nm_nmcli, ds_ende, ds_cida, ie_uf, ds_cep, ds_email, ie_sexo)</text:p>
      <text:p text:style-name="P1">values(sq_id_codcli.nextval, 'Luis Almeida', 'Rua BBB, 45', 'São Paulo', 'SP', 44444444, 'la@bbb.com.br', 'M')</text:p>
      <text:p text:style-name="P1"/>
      <text:p text:style-name="P1">insert into tb_clientes(id_codcli, nm_nmcli, ds_ende, ds_cida, ie_uf, ds_cep, ds_email, ie_sexo)</text:p>
      <text:p text:style-name="P1">values(sq_id_codcli.nextval, 'Pedro Gomes', 'Rua BBA, 400', 'São Paulo', 'SP', 55555555, 'pg@bba.com.br', 'M')</text:p>
      <text:p text:style-name="P1"/>
      <text:p text:style-name="P1">insert into tb_clientes(id_codcli, nm_nmcli, ds_ende, ds_cida, ie_uf, ds_cep, ds_email, ie_sexo)</text:p>
      <text:p text:style-name="P1">values(sq_id_codcli.nextval, 'Fl vio Santana', 'Rua BBC, 300', 'Santos', 'SP', 66666666, 'fs@bbc.com.br', 'M')</text:p>
      <text:p text:style-name="P1"/>
      <text:p text:style-name="P1">insert into tb_clientes(id_codcli, nm_nmcli, ds_ende, ds_cida, ie_uf, ds_cep, ds_email, ie_sexo)</text:p>
      <text:p text:style-name="P1">values(sq_id_codcli.nextval, 'Clara Marques', 'Rua BBC,700', 'Osasco', 'SP', 77777777, 'cm@bbc.com.br', 'F')</text:p>
      <text:p text:style-name="P1"/>
      <text:p text:style-name="P1">insert into tb_clientes(id_codcli, nm_nmcli, ds_ende, ds_cida, ie_uf, ds_cep, ds_email, ie_sexo)</text:p>
      <text:p text:style-name="P1">values(sq_id_codcli.nextval, 'Sergio Coimbra', 'Rua CCC,18', 'Osasco', 'SP', 88888888, 'sc@ccc.com.br', 'M')</text:p>
      <text:p text:style-name="P1"/>
      <text:p text:style-name="P1">insert into tb_clientes(id_codcli, nm_nmcli, ds_ende, ds_cida, ie_uf, ds_cep, ds_email, ie_sexo)</text:p>
      <text:p text:style-name="P1">values(sq_id_codcli.nextval, 'Carlos Lima', 'Rua CCA,500', 'Guarulhos', 'SP', 99999999, 'cl@cca.com.br', 'M')</text:p>
      <text:p text:style-name="P1"/>
      <text:p text:style-name="P1">insert into tb_clientes(id_codcli, nm_nmcli, ds_ende, ds_cida, ie_uf, ds_cep, ds_email, ie_sexo)</text:p>
      <text:p text:style-name="P1">values(sq_id_codcli.nextval, 'Silvia Prates', 'Rua CCB, 600', 'Curitiba', 'PR', 12222221, 'sp@ccb.com.br', 'F')</text:p>
      <text:p text:style-name="P1"/>
      <text:p text:style-name="P1">insert into tb_clientes(id_codcli, nm_nmcli, ds_ende, ds_cida, ie_uf, ds_cep, ds_email, ie_sexo)</text:p>
      <text:p text:style-name="P1">values(sq_id_codcli.nextval, 'Mario Gomes', 'Rua DDD,1000', 'Porto Alegre', 'RS', 12222222, 'mg@ddd.com.br', 'M')</text:p>
      <text:p text:style-name="P1"/>
      <text:p text:style-name="P1">insert into tb_clientes(id_codcli, nm_nmcli, ds_ende, ds_cida, ie_uf, ds_cep, ds_email, ie_sexo)</text:p>
      <text:p text:style-name="P1">values(sq_id_codcli.nextval, 'Yara Ferreira', 'Rua DDA, 160', 'Porto Alegre', 'RS', 12222223, 'yf@dda.com.br', 'F')</text:p>
      <text:p text:style-name="P1"/>
      <text:p text:style-name="P1">insert into tb_clientes(id_codcli, nm_nmcli, ds_ende, ds_cida, ie_uf, ds_cep, ds_email, ie_sexo)</text:p>
      <text:p text:style-name="P1">values(sq_id_codcli.nextval, 'Jose Lopes', 'Rua DDB,55', 'Canoas', 'RS', 12222224, 'jl@ddb.com.br', 'M')</text:p>
      <text:p text:style-name="P1"/>
      <text:p text:style-name="P1">insert into tb_clientes(id_codcli, nm_nmcli, ds_ende, ds_cida, ie_uf, ds_cep, ds_email, ie_sexo)</text:p>
      <text:p text:style-name="P1"><text:soft-page-break/>values(sq_id_codcli.nextval, 'Cintia Machado', 'Rua DDC,543', 'Canoas', 'RS', 12222225, 'cm@ddc.com.br', 'F')</text:p>
      <text:p text:style-name="P1"/>
      <text:p text:style-name="P1">insert into tb_clientes(id_codcli, nm_nmcli, ds_ende, ds_cida, ie_uf, ds_cep, ds_email, ie_sexo)</text:p>
      <text:p text:style-name="P1">values(sq_id_codcli.nextval, 'Antonio Martins', 'Rua EEE, 780', 'Canoas', 'RS', 12222226, 'am@eee.com.br', 'M')</text:p>
      <text:p text:style-name="P1"/>
      <text:p text:style-name="P1">insert into tb_clientes(id_codcli, nm_nmcli, ds_ende, ds_cida, ie_uf, ds_cep, ds_email, ie_sexo)</text:p>
      <text:p text:style-name="P1">values(sq_id_codcli.nextval, 'Shirley Lima Pereira', 'Rua EEA, 600', 'Rio de Janeiro', 'RJ', 12222227, 'slp@eea.com.br', 'F')</text:p>
      <text:p text:style-name="P1"/>
      <text:p text:style-name="P1">insert into tb_clientes(id_codcli, nm_nmcli, ds_ende, ds_cida, ie_uf, ds_cep, ds_email, ie_sexo)</text:p>
      <text:p text:style-name="P1">values(sq_id_codcli.nextval, 'Shilei Fontes', 'Rua EEB, 600', 'São Paulo', 'SP', 12222228, 'sf@eeb.com.br', 'F')</text:p>
      <text:p text:style-name="P1"/>
      <text:p text:style-name="P1">insert into tb_clientes(id_codcli, nm_nmcli, ds_ende, ds_cida, ie_uf, ds_cep, ds_email, ie_sexo)</text:p>
      <text:p text:style-name="P1">values(sq_id_codcli.nextval, 'Diogo Martins', 'Rua EEC,33', 'São Paulo', 'SP', 12222229, 'dm@eec.com.br', 'M')</text:p>
      <text:p text:style-name="P1"/>
      <text:p text:style-name="P1">insert into tb_clientes(id_codcli, nm_nmcli, ds_ende, ds_cida, ie_uf, ds_cep, ds_email, ie_sexo)</text:p>
      <text:p text:style-name="P1">values(sq_id_codcli.nextval, 'Leandro Costa', 'Rua FFF,880', 'Rio de Janeiro', 'RJ', 12222230, 'lc@fff.com.br', 'M')</text:p>
      <text:p text:style-name="P1"/>
      <text:p text:style-name="P1">insert into tb_clientes(id_codcli, nm_nmcli, ds_ende, ds_cida, ie_uf, ds_cep, ds_email, ie_sexo)</text:p>
      <text:p text:style-name="P1">values(sq_id_codcli.nextval, 'Jorge Ramos', 'Rua FFA, 99', 'Rio de Janeiro', 'RJ', 12222231, 'jr@ffa.com.br', 'M')</text:p>
      <text:p text:style-name="P1"/>
      <text:p text:style-name="P1">insert into tb_clientes(id_codcli, nm_nmcli, ds_ende, ds_cida, ie_uf, ds_cep, ds_email, ie_sexo)</text:p>
      <text:p text:style-name="P1">values(sq_id_codcli.nextval, 'Francis Lima', 'Rua FFB,600', 'Rio de Janeiro', 'RJ', 12222232, 'fl@ffb.com.br', 'O')</text:p>
      <text:p text:style-name="P1"/>
      <text:p text:style-name="P1">insert into tb_clientes(id_codcli, nm_nmcli, ds_ende, ds_cida, ie_uf, ds_cep, ds_email, ie_sexo)</text:p>
      <text:p text:style-name="P1">values(sq_id_codcli.nextval, 'Fernanda Ribeiro', 'Rua FFC,540', 'Niteroi', 'RJ', 12222233, 'fr@ffc.com.br', 'O')</text:p>
      <text:p text:style-name="P1"/>
      <text:p text:style-name="P1">insert into tb_clientes(id_codcli, nm_nmcli, ds_ende, ds_cida, ie_uf, ds_cep, ds_email, ie_sexo)</text:p>
      <text:p text:style-name="P1">values(sq_id_codcli.nextval, 'Mario Oliveira', 'Rua FFD,207', 'Belo Horizonte', 'MG', 12222234, 'mo@ffd.com.br', 'M')</text:p>
      <text:p text:style-name="P1"/>
      <text:p text:style-name="P1">insert into tb_clientes(id_codcli, nm_nmcli, ds_ende, ds_cida, ie_uf, ds_cep, ds_email, ie_sexo)</text:p>
      <text:p text:style-name="P1">values(sq_id_codcli.nextval, 'Ana Macedo', 'Rua GGG,66', 'Osasco', 'SP', 12222235, 'am@ggg.com.br', 'F')</text:p>
      <text:p text:style-name="P1"/>
      <text:p text:style-name="P1">insert into tb_clientes(id_codcli, nm_nmcli, ds_ende, ds_cida, ie_uf, ds_cep, ds_email, ie_sexo)</text:p>
      <text:p text:style-name="P1">values(sq_id_codcli.nextval, 'Anna Costa Macedo', 'Rua GGA,700', 'São Paulo', 'SP', 12222236, 'acm@gga.com.br', 'F')</text:p>
      <text:p text:style-name="P1"/>
      <text:p text:style-name="P1">select * from tb_clientes</text:p>
      <text:p text:style-name="P1"/>
      <text:p text:style-name="P1">create sequence sq_numpedi start with 499 increment by 1 nocache nocycle</text:p>
      <text:p text:style-name="P1"/>
      <text:p text:style-name="P1">insert into tb_produtos (id_codprod, ds_descprod, vl_preco, vl_qtde_estoque)</text:p>
      <text:p text:style-name="P1"><text:soft-page-break/>values(sq_numpedi.nextval, 'CHAIS (FRASCOS)', 100, 8)</text:p>
      <text:p text:style-name="P1"/>
      <text:p text:style-name="P1">insert into tb_produtos (id_codprod, ds_descprod, vl_preco, vl_qtde_estoque)</text:p>
      <text:p text:style-name="P1">values(sq_numpedi.nextval, 'CHANG (FRASCOS)', 70, 5)</text:p>
      <text:p text:style-name="P1"/>
      <text:p text:style-name="P1">insert into tb_produtos (id_codprod, ds_descprod, vl_preco, vl_qtde_estoque)</text:p>
      <text:p text:style-name="P1">values(sq_numpedi.nextval, 'MALBEC (VIDRO)', 200, 10)</text:p>
      <text:p text:style-name="P1"/>
      <text:p text:style-name="P1">insert into tb_produtos (id_codprod, ds_descprod, vl_preco, vl_qtde_estoque)</text:p>
      <text:p text:style-name="P1">values(sq_numpedi.nextval, 'SEPHORA (VIDRO)', 500, 3)</text:p>
      <text:p text:style-name="P1"/>
      <text:p text:style-name="P1">insert into tb_produtos (id_codprod, ds_descprod, vl_preco, vl_qtde_estoque)</text:p>
      <text:p text:style-name="P1">values(sq_numpedi.nextval, 'LACÔME (FRASCOS)', 80, 20)</text:p>
      <text:p text:style-name="P1"/>
      <text:p text:style-name="P1">insert into tb_produtos (id_codprod, ds_descprod, vl_preco, vl_qtde_estoque)</text:p>
      <text:p text:style-name="P1">values(sq_numpedi.nextval, 'AZZARO (VIDRO)', 350, 10)</text:p>
      <text:p text:style-name="P1"/>
      <text:p text:style-name="P1">insert into tb_produtos (id_codprod, ds_descprod, vl_preco, vl_qtde_estoque)</text:p>
      <text:p text:style-name="P1">values(sq_numpedi.nextval, 'TWO AND TWO (VIDRO)', 400, 6)</text:p>
      <text:p text:style-name="P1"/>
      <text:p text:style-name="P1">insert into tb_produtos (id_codprod, ds_descprod, vl_preco, vl_qtde_estoque)</text:p>
      <text:p text:style-name="P1">values(sq_numpedi.nextval, 'SAUVAGE (VIDRO)', 300, 5)</text:p>
      <text:p text:style-name="P1"/>
      <text:p text:style-name="P1">insert into tb_produtos (id_codprod, ds_descprod, vl_preco, vl_qtde_estoque)</text:p>
      <text:p text:style-name="P1">values(sq_numpedi.nextval, 'ACQUA DI GIO (VIDRO)', 300, 7)</text:p>
      <text:p text:style-name="P1"/>
      <text:p text:style-name="P1">insert into tb_produtos (id_codprod, ds_descprod, vl_preco, vl_qtde_estoque)</text:p>
      <text:p text:style-name="P1">values(sq_numpedi.nextval, 'ETERNITY (VIDRO)', 290, 12)</text:p>
      <text:p text:style-name="P1"/>
      <text:p text:style-name="P1">insert into tb_produtos (id_codprod, ds_descprod, vl_preco, vl_qtde_estoque)</text:p>
      <text:p text:style-name="P1">values(sq_numpedi.nextval, 'DOLCE E GABBANA (VIDRO)', 370, 10)</text:p>
      <text:p text:style-name="P1"/>
      <text:p text:style-name="P1">insert into tb_produtos (id_codprod, ds_descprod, vl_preco, vl_qtde_estoque)</text:p>
      <text:p text:style-name="P1">values(sq_numpedi.nextval, 'BVLGARI (VIDRO)', 380, 4)</text:p>
      <text:p text:style-name="P1"/>
      <text:p text:style-name="P1">insert into tb_produtos (id_codprod, ds_descprod, vl_preco, vl_qtde_estoque)</text:p>
      <text:p text:style-name="P1">values(sq_numpedi.nextval, 'NATURA TATO DEO<text:tab/>(VIDRO)', 180, 15)</text:p>
      <text:p text:style-name="P1"/>
      <text:p text:style-name="P1">select * from tb_produtos</text:p>
      <text:p text:style-name="P1"/>
      <text:p text:style-name="P1">create sequence sq_c_numpedi start with 0 increment by 1 nocache nocycle minvalue 0</text:p>
      <text:p text:style-name="P1"/>
      <text:p text:style-name="P1">insert into tb_pedidos (id_numpedi, id_codcli) values(1, 1010)</text:p>
      <text:p text:style-name="P2"/>
      <text:p text:style-name="P2">=======================================================================</text:p>
      <text:p text:style-name="P2">RECOMEÇANDO </text:p>
      <text:p text:style-name="P2"/>
      <text:p text:style-name="P2">create table tb_clientes (</text:p>
      <text:p text:style-name="P2"><text:s text:c="2"/>id_codcli numeric(10) not null,</text:p>
      <text:p text:style-name="P2"><text:s text:c="2"/>id_numpedi numeric(10),</text:p>
      <text:p text:style-name="P2"><text:s text:c="2"/>nm_nmcli varchar2(50) not null,</text:p>
      <text:p text:style-name="P2"><text:s text:c="2"/>ds_ende varchar2(80) not null,</text:p>
      <text:p text:style-name="P2"><text:soft-page-break/><text:s text:c="2"/>ds_cida varchar(50) not null,</text:p>
      <text:p text:style-name="P2"><text:s text:c="2"/>ie_uf char(2) not null,</text:p>
      <text:p text:style-name="P2"><text:s text:c="2"/>ds_cep numeric(9) not null,</text:p>
      <text:p text:style-name="P2"><text:s text:c="2"/>ds_email varchar2(100) not null unique,</text:p>
      <text:p text:style-name="P2"><text:s text:c="2"/>ie_sexo char(1) check(ie_sexo in ('M', 'F', 'O')),</text:p>
      <text:p text:style-name="P2"><text:s text:c="2"/>constraint tb_clientes_id_codcli_pk primary key(id_codcli)</text:p>
      <text:p text:style-name="P2">)</text:p>
      <text:p text:style-name="P2"/>
      <text:p text:style-name="P2">create table tb_pedidos (</text:p>
      <text:p text:style-name="P2"><text:s text:c="2"/>id_numpedi numeric(10) not null,</text:p>
      <text:p text:style-name="P2"><text:s text:c="2"/>id_codcli numeric(10) not null,</text:p>
      <text:p text:style-name="P2"><text:s text:c="2"/>dt_datapedi date,</text:p>
      <text:p text:style-name="P2"><text:s text:c="2"/>vl_valototpedi numeric(12,2) check(vl_valototpedi&gt;0),</text:p>
      <text:p text:style-name="P2"><text:s text:c="2"/>constraint tb_pedidos_id_numpedi_pk primary key(id_numpedi),</text:p>
      <text:p text:style-name="P2"><text:s text:c="2"/>constraint tb_pedidos_id_codcli_fk foreign key(id_codcli) references tb_clientes(id_codcli)</text:p>
      <text:p text:style-name="P2">)</text:p>
      <text:p text:style-name="P2"/>
      <text:p text:style-name="P2">alter table tb_clientes add constraint tb_clientes_id_numpedi_fk foreign key(id_numpedi) references tb_pedidos(id_numpedi)</text:p>
      <text:p text:style-name="P2"/>
      <text:p text:style-name="P2">create table tb_itenspedido (</text:p>
      <text:p text:style-name="P2"><text:s text:c="2"/>id_itens numeric(10) not null,</text:p>
      <text:p text:style-name="P2"><text:s text:c="2"/>vl_valoritem numeric(10,2) not null check(vl_valoritem&gt;0),</text:p>
      <text:p text:style-name="P2"><text:s text:c="2"/>id_numpedi numeric(10) not null,</text:p>
      <text:p text:style-name="P2"><text:s text:c="2"/>id_codprod numeric(10) not null,</text:p>
      <text:p text:style-name="P2"><text:s text:c="2"/>constraint tb_itens_pedido_id_itens_pk primary key(id_itens),</text:p>
      <text:p text:style-name="P2"><text:s text:c="2"/>constraint tb_itens_pedido_id_numpedi_fk foreign key(id_numpedi) references tb_pedidos(id_numpedi)</text:p>
      <text:p text:style-name="P2">)</text:p>
      <text:p text:style-name="P2"/>
      <text:p text:style-name="P2">create table tb_produtos (</text:p>
      <text:p text:style-name="P2"><text:s text:c="2"/>id_codprod numeric(10) not null,</text:p>
      <text:p text:style-name="P2"><text:s text:c="2"/>id_itens numeric(10),</text:p>
      <text:p text:style-name="P2"><text:s text:c="2"/>ds_descprod varchar2(80) not null unique,</text:p>
      <text:p text:style-name="P2"><text:s text:c="2"/>vl_preco numeric(10,2) check(vl_preco&gt;0),</text:p>
      <text:p text:style-name="P2"><text:s text:c="2"/>vl_qtde_estoque numeric(5),</text:p>
      <text:p text:style-name="P2"><text:s text:c="2"/>constraint tb_produtos_id_codprod_pk primary key(id_codprod),</text:p>
      <text:p text:style-name="P2"><text:s text:c="2"/>constraint tb_produtos_id_itens_fk foreign key(id_itens) references tb_itenspedido(id_itens)</text:p>
      <text:p text:style-name="P2">)</text:p>
      <text:p text:style-name="P2"/>
      <text:p text:style-name="P2">alter table tb_itenspedido add constraint tb_itens_pedido_id_codprod_fk foreign key(id_codprod) references tb_produtos(id_codprod)</text:p>
      <text:p text:style-name="P2"/>
      <text:p text:style-name="P2">create sequence sq_id_codcli start with 1000 increment by 1 nocache nocycle</text:p>
      <text:p text:style-name="P2"/>
      <text:p text:style-name="P2">insert into tb_clientes(id_codcli, nm_nmcli, ds_ende, ds_cida, ie_uf, ds_cep, ds_email, ie_sexo)</text:p>
      <text:p text:style-name="P2">values(sq_id_codcli.nextval, 'Rita Reis', 'Rua AAA,321', 'São Paulo', 'SP', 11111111, 'rl@abc.com.br', 'F')</text:p>
      <text:p text:style-name="P2"/>
      <text:p text:style-name="P2">insert into tb_clientes(id_codcli, nm_nmcli, ds_ende, ds_cida, ie_uf, ds_cep, ds_email, ie_sexo)</text:p>
      <text:p text:style-name="P2">values(sq_id_codcli.nextval, 'Ana Lemos', 'Rua ABC, 222', 'São Paulo', 'SP', 22222222, 'al@abc.com.br', 'F')</text:p>
      <text:p text:style-name="P2"><text:soft-page-break/></text:p>
      <text:p text:style-name="P2">insert into tb_clientes(id_codcli, nm_nmcli, ds_ende, ds_cida, ie_uf, ds_cep, ds_email, ie_sexo)</text:p>
      <text:p text:style-name="P2">values(sq_id_codcli.nextval, 'Patrick Santos', 'Rua ABB, 22', 'São Paulo', 'SP', 33333333, 'ps@abb.com.br', 'F')</text:p>
      <text:p text:style-name="P2"/>
      <text:p text:style-name="P2">insert into tb_clientes(id_codcli, nm_nmcli, ds_ende, ds_cida, ie_uf, ds_cep, ds_email, ie_sexo)</text:p>
      <text:p text:style-name="P2">values(sq_id_codcli.nextval, 'Luis Almeida', 'Rua BBB, 45', 'São Paulo', 'SP', 44444444, 'la@bbb.com.br', 'M')</text:p>
      <text:p text:style-name="P2"/>
      <text:p text:style-name="P2">insert into tb_clientes(id_codcli, nm_nmcli, ds_ende, ds_cida, ie_uf, ds_cep, ds_email, ie_sexo)</text:p>
      <text:p text:style-name="P2">values(sq_id_codcli.nextval, 'Pedro Gomes', 'Rua BBA, 400', 'São Paulo', 'SP', 55555555, 'pg@bba.com.br', 'M')</text:p>
      <text:p text:style-name="P2"/>
      <text:p text:style-name="P2">insert into tb_clientes(id_codcli, nm_nmcli, ds_ende, ds_cida, ie_uf, ds_cep, ds_email, ie_sexo)</text:p>
      <text:p text:style-name="P2">values(sq_id_codcli.nextval, 'Fl vio Santana', 'Rua BBC, 300', 'Santos', 'SP', 66666666, 'fs@bbc.com.br', 'M')</text:p>
      <text:p text:style-name="P2"/>
      <text:p text:style-name="P2">insert into tb_clientes(id_codcli, nm_nmcli, ds_ende, ds_cida, ie_uf, ds_cep, ds_email, ie_sexo)</text:p>
      <text:p text:style-name="P2">values(sq_id_codcli.nextval, 'Clara Marques', 'Rua BBC,700', 'Osasco', 'SP', 77777777, 'cm@bbc.com.br', 'F')</text:p>
      <text:p text:style-name="P2"/>
      <text:p text:style-name="P2">insert into tb_clientes(id_codcli, nm_nmcli, ds_ende, ds_cida, ie_uf, ds_cep, ds_email, ie_sexo)</text:p>
      <text:p text:style-name="P2">values(sq_id_codcli.nextval, 'Sergio Coimbra', 'Rua CCC,18', 'Osasco', 'SP', 88888888, 'sc@ccc.com.br', 'M')</text:p>
      <text:p text:style-name="P2"/>
      <text:p text:style-name="P2">insert into tb_clientes(id_codcli, nm_nmcli, ds_ende, ds_cida, ie_uf, ds_cep, ds_email, ie_sexo)</text:p>
      <text:p text:style-name="P2">values(sq_id_codcli.nextval, 'Carlos Lima', 'Rua CCA,500', 'Guarulhos', 'SP', 99999999, 'cl@cca.com.br', 'M')</text:p>
      <text:p text:style-name="P2"/>
      <text:p text:style-name="P2">insert into tb_clientes(id_codcli, nm_nmcli, ds_ende, ds_cida, ie_uf, ds_cep, ds_email, ie_sexo)</text:p>
      <text:p text:style-name="P2">values(sq_id_codcli.nextval, 'Silvia Prates', 'Rua CCB, 600', 'Curitiba', 'PR', 12222221, 'sp@ccb.com.br', 'F')</text:p>
      <text:p text:style-name="P2"/>
      <text:p text:style-name="P2">insert into tb_clientes(id_codcli, nm_nmcli, ds_ende, ds_cida, ie_uf, ds_cep, ds_email, ie_sexo)</text:p>
      <text:p text:style-name="P2">values(sq_id_codcli.nextval, 'Mario Gomes', 'Rua DDD,1000', 'Porto Alegre', 'RS', 12222222, 'mg@ddd.com.br', 'M')</text:p>
      <text:p text:style-name="P2"/>
      <text:p text:style-name="P2">insert into tb_clientes(id_codcli, nm_nmcli, ds_ende, ds_cida, ie_uf, ds_cep, ds_email, ie_sexo)</text:p>
      <text:p text:style-name="P2">values(sq_id_codcli.nextval, 'Yara Ferreira', 'Rua DDA, 160', 'Porto Alegre', 'RS', 12222223, 'yf@dda.com.br', 'F')</text:p>
      <text:p text:style-name="P2"/>
      <text:p text:style-name="P2">insert into tb_clientes(id_codcli, nm_nmcli, ds_ende, ds_cida, ie_uf, ds_cep, ds_email, ie_sexo)</text:p>
      <text:p text:style-name="P2">values(sq_id_codcli.nextval, 'Jose Lopes', 'Rua DDB,55', 'Canoas', 'RS', 12222224, 'jl@ddb.com.br', 'M')</text:p>
      <text:p text:style-name="P2"/>
      <text:p text:style-name="P2">insert into tb_clientes(id_codcli, nm_nmcli, ds_ende, ds_cida, ie_uf, ds_cep, ds_email, ie_sexo)</text:p>
      <text:p text:style-name="P2">values(sq_id_codcli.nextval, 'Cintia Machado', 'Rua DDC,543', 'Canoas', 'RS', 12222225, 'cm@ddc.com.br', 'F')</text:p>
      <text:p text:style-name="P2"/>
      <text:p text:style-name="P2">insert into tb_clientes(id_codcli, nm_nmcli, ds_ende, ds_cida, ie_uf, ds_cep, ds_email, ie_sexo)</text:p>
      <text:p text:style-name="P2">values(sq_id_codcli.nextval, 'Antonio Martins', 'Rua EEE, 780', 'Canoas', 'RS', 12222226, 'am@eee.com.br', 'M')</text:p>
      <text:p text:style-name="P2"><text:soft-page-break/></text:p>
      <text:p text:style-name="P2">insert into tb_clientes(id_codcli, nm_nmcli, ds_ende, ds_cida, ie_uf, ds_cep, ds_email, ie_sexo)</text:p>
      <text:p text:style-name="P2">values(sq_id_codcli.nextval, 'Shirley Lima Pereira', 'Rua EEA, 600', 'Rio de Janeiro', 'RJ', 12222227, 'slp@eea.com.br', 'F')</text:p>
      <text:p text:style-name="P2"/>
      <text:p text:style-name="P2">insert into tb_clientes(id_codcli, nm_nmcli, ds_ende, ds_cida, ie_uf, ds_cep, ds_email, ie_sexo)</text:p>
      <text:p text:style-name="P2">values(sq_id_codcli.nextval, 'Shilei Fontes', 'Rua EEB, 600', 'São Paulo', 'SP', 12222228, 'sf@eeb.com.br', 'F')</text:p>
      <text:p text:style-name="P2"/>
      <text:p text:style-name="P2">insert into tb_clientes(id_codcli, nm_nmcli, ds_ende, ds_cida, ie_uf, ds_cep, ds_email, ie_sexo)</text:p>
      <text:p text:style-name="P2">values(sq_id_codcli.nextval, 'Diogo Martins', 'Rua EEC,33', 'São Paulo', 'SP', 12222229, 'dm@eec.com.br', 'M')</text:p>
      <text:p text:style-name="P2"/>
      <text:p text:style-name="P2">insert into tb_clientes(id_codcli, nm_nmcli, ds_ende, ds_cida, ie_uf, ds_cep, ds_email, ie_sexo)</text:p>
      <text:p text:style-name="P2">values(sq_id_codcli.nextval, 'Leandro Costa', 'Rua FFF,880', 'Rio de Janeiro', 'RJ', 12222230, 'lc@fff.com.br', 'M')</text:p>
      <text:p text:style-name="P2"/>
      <text:p text:style-name="P2">insert into tb_clientes(id_codcli, nm_nmcli, ds_ende, ds_cida, ie_uf, ds_cep, ds_email, ie_sexo)</text:p>
      <text:p text:style-name="P2">values(sq_id_codcli.nextval, 'Jorge Ramos', 'Rua FFA, 99', 'Rio de Janeiro', 'RJ', 12222231, 'jr@ffa.com.br', 'M')</text:p>
      <text:p text:style-name="P2"/>
      <text:p text:style-name="P2">insert into tb_clientes(id_codcli, nm_nmcli, ds_ende, ds_cida, ie_uf, ds_cep, ds_email, ie_sexo)</text:p>
      <text:p text:style-name="P2">values(sq_id_codcli.nextval, 'Francis Lima', 'Rua FFB,600', 'Rio de Janeiro', 'RJ', 12222232, 'fl@ffb.com.br', 'O')</text:p>
      <text:p text:style-name="P2"/>
      <text:p text:style-name="P2">insert into tb_clientes(id_codcli, nm_nmcli, ds_ende, ds_cida, ie_uf, ds_cep, ds_email, ie_sexo)</text:p>
      <text:p text:style-name="P2">values(sq_id_codcli.nextval, 'Fernanda Ribeiro', 'Rua FFC,540', 'Niteroi', 'RJ', 12222233, 'fr@ffc.com.br', 'O')</text:p>
      <text:p text:style-name="P2"/>
      <text:p text:style-name="P2">insert into tb_clientes(id_codcli, nm_nmcli, ds_ende, ds_cida, ie_uf, ds_cep, ds_email, ie_sexo)</text:p>
      <text:p text:style-name="P2">values(sq_id_codcli.nextval, 'Mario Oliveira', 'Rua FFD,207', 'Belo Horizonte', 'MG', 12222234, 'mo@ffd.com.br', 'M')</text:p>
      <text:p text:style-name="P2"/>
      <text:p text:style-name="P2">insert into tb_clientes(id_codcli, nm_nmcli, ds_ende, ds_cida, ie_uf, ds_cep, ds_email, ie_sexo)</text:p>
      <text:p text:style-name="P2">values(sq_id_codcli.nextval, 'Ana Macedo', 'Rua GGG,66', 'Osasco', 'SP', 12222235, 'am@ggg.com.br', 'F')</text:p>
      <text:p text:style-name="P2"/>
      <text:p text:style-name="P2">insert into tb_clientes(id_codcli, nm_nmcli, ds_ende, ds_cida, ie_uf, ds_cep, ds_email, ie_sexo)</text:p>
      <text:p text:style-name="P2">values(sq_id_codcli.nextval, 'Anna Costa Macedo', 'Rua GGA,700', 'São Paulo', 'SP', 12222236, 'acm@gga.com.br', 'F')</text:p>
      <text:p text:style-name="P2"/>
      <text:p text:style-name="P2">select * from tb_clientes</text:p>
      <text:p text:style-name="P2"/>
      <text:p text:style-name="P2">create sequence sq_numpedi start with 499 increment by 1 nocache nocycle</text:p>
      <text:p text:style-name="P2"/>
      <text:p text:style-name="P2">insert into tb_produtos (id_codprod, ds_descprod, vl_preco, vl_qtde_estoque)</text:p>
      <text:p text:style-name="P2">values(sq_numpedi.nextval, 'CHAIS (FRASCOS)', 100, 8)</text:p>
      <text:p text:style-name="P2"/>
      <text:p text:style-name="P2">insert into tb_produtos (id_codprod, ds_descprod, vl_preco, vl_qtde_estoque)</text:p>
      <text:p text:style-name="P2">values(sq_numpedi.nextval, 'CHANG (FRASCOS)', 70, 5)</text:p>
      <text:p text:style-name="P2"/>
      <text:p text:style-name="P2">insert into tb_produtos (id_codprod, ds_descprod, vl_preco, vl_qtde_estoque)</text:p>
      <text:p text:style-name="P2"><text:soft-page-break/>values(sq_numpedi.nextval, 'MALBEC (VIDRO)', 200, 10)</text:p>
      <text:p text:style-name="P2"/>
      <text:p text:style-name="P2">insert into tb_produtos (id_codprod, ds_descprod, vl_preco, vl_qtde_estoque)</text:p>
      <text:p text:style-name="P2">values(sq_numpedi.nextval, 'SEPHORA (VIDRO)', 500, 3)</text:p>
      <text:p text:style-name="P2"/>
      <text:p text:style-name="P2">insert into tb_produtos (id_codprod, ds_descprod, vl_preco, vl_qtde_estoque)</text:p>
      <text:p text:style-name="P2">values(sq_numpedi.nextval, 'LACÔME (FRASCOS)', 80, 20)</text:p>
      <text:p text:style-name="P2"/>
      <text:p text:style-name="P2">insert into tb_produtos (id_codprod, ds_descprod, vl_preco, vl_qtde_estoque)</text:p>
      <text:p text:style-name="P2">values(sq_numpedi.nextval, 'AZZARO (VIDRO)', 350, 10)</text:p>
      <text:p text:style-name="P2"/>
      <text:p text:style-name="P2">insert into tb_produtos (id_codprod, ds_descprod, vl_preco, vl_qtde_estoque)</text:p>
      <text:p text:style-name="P2">values(sq_numpedi.nextval, 'TWO AND TWO (VIDRO)', 400, 6)</text:p>
      <text:p text:style-name="P2"/>
      <text:p text:style-name="P2">insert into tb_produtos (id_codprod, ds_descprod, vl_preco, vl_qtde_estoque)</text:p>
      <text:p text:style-name="P2">values(sq_numpedi.nextval, 'SAUVAGE (VIDRO)', 300, 5)</text:p>
      <text:p text:style-name="P2"/>
      <text:p text:style-name="P2">insert into tb_produtos (id_codprod, ds_descprod, vl_preco, vl_qtde_estoque)</text:p>
      <text:p text:style-name="P2">values(sq_numpedi.nextval, 'ACQUA DI GIO (VIDRO)', 300, 7)</text:p>
      <text:p text:style-name="P2"/>
      <text:p text:style-name="P2">insert into tb_produtos (id_codprod, ds_descprod, vl_preco, vl_qtde_estoque)</text:p>
      <text:p text:style-name="P2">values(sq_numpedi.nextval, 'ETERNITY (VIDRO)', 290, 12)</text:p>
      <text:p text:style-name="P2"/>
      <text:p text:style-name="P2">insert into tb_produtos (id_codprod, ds_descprod, vl_preco, vl_qtde_estoque)</text:p>
      <text:p text:style-name="P2">values(sq_numpedi.nextval, 'DOLCE E GABBANA (VIDRO)', 370, 10)</text:p>
      <text:p text:style-name="P2"/>
      <text:p text:style-name="P2">insert into tb_produtos (id_codprod, ds_descprod, vl_preco, vl_qtde_estoque)</text:p>
      <text:p text:style-name="P2">values(sq_numpedi.nextval, 'BVLGARI (VIDRO)', 380, 4)</text:p>
      <text:p text:style-name="P2"/>
      <text:p text:style-name="P2">insert into tb_produtos (id_codprod, ds_descprod, vl_preco, vl_qtde_estoque)</text:p>
      <text:p text:style-name="P2">values(sq_numpedi.nextval, 'NATURA TATO DEO<text:tab/>(VIDRO)', 180, 15)</text:p>
      <text:p text:style-name="P2"/>
      <text:p text:style-name="P2">select * from tb_produtos</text:p>
      <text:p text:style-name="P2"/>
      <text:p text:style-name="P2">create sequence sq_c_numpedi start with 0 increment by 1 nocache nocycle minvalue 0</text:p>
      <text:p text:style-name="P2"/>
      <text:p text:style-name="P2">insert into tb_itenspedido(id_numpedi, id_codprod, vl_valoritem)</text:p>
      <text:p text:style-name="P2">values (sq_c_numpedi.nextval, 509, 290.00)</text:p>
      <text:p text:style-name="P2"/>
      <text:p text:style-name="P2">alter table tb_itenspedido</text:p>
      <text:p text:style-name="P2">drop constraint tb_itens_pedido_id_itens_pk</text:p>
      <text:p text:style-name="P2"/>
      <text:p text:style-name="P2">alter table tb_produtos</text:p>
      <text:p text:style-name="P2">drop constraint tb_produtos_id_itens_fk</text:p>
      <text:p text:style-name="P2"/>
      <text:p text:style-name="P2">alter table tb_itenspedido</text:p>
      <text:p text:style-name="P2">drop column id_itens</text:p>
      <text:p text:style-name="P2"/>
      <text:p text:style-name="P2">alter table tb_itenspedido</text:p>
      <text:p text:style-name="P2">add constraint tb_itenspedido_id_numpedi_pk primary key(id_numpedi)</text:p>
      <text:p text:style-name="P2"/>
      <text:p text:style-name="P2">alter table tb_produtos</text:p>
      <text:p text:style-name="P2"><text:soft-page-break/>add id_numpedi numeric(10)</text:p>
      <text:p text:style-name="P2"/>
      <text:p text:style-name="P2">alter table tb_produtos</text:p>
      <text:p text:style-name="P2">add constraint tb_produtos_id_numpedi_fl foreign key(id_numpedi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0:34:14.395230574</meta:creation-date>
    <dc:date>2022-09-09T14:00:55.067668515</dc:date>
    <meta:editing-duration>P1DT21H34M34S</meta:editing-duration>
    <meta:editing-cycles>21</meta:editing-cycles>
    <meta:generator>LibreOffice/7.3.5.2$Linux_X86_64 LibreOffice_project/30$Build-2</meta:generator>
    <meta:document-statistic meta:table-count="0" meta:image-count="0" meta:object-count="0" meta:page-count="9" meta:paragraph-count="257" meta:word-count="1854" meta:character-count="18343" meta:non-whitespace-character-count="16629"/>
  </office:meta>
</office:document-meta>
</file>